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center" style:position="3.3583in"/>
          <style:tab-stop style:type="right" style:position="6.675in"/>
          <style:tab-stop style:type="right" style:position="6.693in"/>
        </style:tab-stops>
      </style:paragraph-properties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Standard" style:family="paragraph">
      <style:paragraph-properties>
        <style:tab-stops>
          <style:tab-stop style:type="center" style:position="3.3583in"/>
          <style:tab-stop style:type="right" style:position="6.675in"/>
          <style:tab-stop style:type="right" style:position="6.693in"/>
        </style:tab-stops>
      </style:paragraph-properties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Standard" style:family="paragraph">
      <style:paragraph-properties>
        <style:tab-stops>
          <style:tab-stop style:type="center" style:position="3.3583in"/>
          <style:tab-stop style:type="right" style:position="6.675in"/>
          <style:tab-stop style:type="right" style:position="6.693in"/>
        </style:tab-stops>
      </style:paragraph-properties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Policepardéfaut" style:family="text">
      <style:text-properties fo:font-size="10pt" style:font-size-asian="10pt" style:font-size-complex="10pt"/>
    </style:style>
    <style:style style:name="T10" style:parent-style-name="Policepardéfaut" style:family="text">
      <style:text-properties fo:font-size="10pt" style:font-size-asian="10pt" style:font-size-complex="10pt"/>
    </style:style>
    <style:style style:name="T11" style:parent-style-name="Policepardéfaut" style:family="text">
      <style:text-properties fo:font-size="10pt" style:font-size-asian="10pt" style:font-size-complex="10pt"/>
    </style:style>
    <style:style style:name="T12" style:parent-style-name="Policepardéfaut" style:family="text">
      <style:text-properties fo:font-size="10pt" style:font-size-asian="10pt" style:font-size-complex="10pt"/>
    </style:style>
    <style:style style:name="T13" style:parent-style-name="Policepardéfaut" style:family="text">
      <style:text-properties fo:font-size="10pt" style:font-size-asian="10pt" style:font-size-complex="10pt"/>
    </style:style>
    <style:style style:name="T14" style:parent-style-name="Policepardéfaut" style:family="text">
      <style:text-properties fo:font-size="10pt" style:font-size-asian="10pt" style:font-size-complex="10pt"/>
    </style:style>
    <style:style style:name="T15" style:parent-style-name="Policepardéfaut" style:family="text">
      <style:text-properties fo:font-size="10pt" style:font-size-asian="10pt" style:font-size-complex="10pt"/>
    </style:style>
    <style:style style:name="T16" style:parent-style-name="Policepardéfaut" style:family="text">
      <style:text-properties fo:font-size="10pt" style:font-size-asian="10pt" style:font-size-complex="10pt"/>
    </style:style>
    <style:style style:name="T17" style:parent-style-name="Policepardéfaut" style:family="text">
      <style:text-properties fo:font-size="10pt" style:font-size-asian="10pt" style:font-size-complex="10pt"/>
    </style:style>
    <style:style style:name="T18" style:parent-style-name="Policepardéfaut" style:family="text">
      <style:text-properties fo:font-size="10pt" style:font-size-asian="10pt" style:font-size-complex="10pt"/>
    </style:style>
    <style:style style:name="T19" style:parent-style-name="Policepardéfaut" style:family="text">
      <style:text-properties fo:font-size="10pt" style:font-size-asian="10pt" style:font-size-complex="10pt"/>
    </style:style>
    <style:style style:name="T20" style:parent-style-name="Policepardéfaut" style:family="text">
      <style:text-properties fo:font-size="10pt" style:font-size-asian="10pt" style:font-size-complex="10pt"/>
    </style:style>
    <style:style style:name="T21" style:parent-style-name="Policepardéfaut" style:family="text">
      <style:text-properties fo:font-size="10pt" style:font-size-asian="10pt" style:font-size-complex="10pt"/>
    </style:style>
    <style:style style:name="T22" style:parent-style-name="Policepardéfaut" style:family="text">
      <style:text-properties fo:font-size="10pt" style:font-size-asian="10pt" style:font-size-complex="10pt"/>
    </style:style>
    <style:style style:name="T23" style:parent-style-name="Policepardéfaut" style:family="text">
      <style:text-properties fo:font-size="10pt" style:font-size-asian="10pt" style:font-size-complex="10pt"/>
    </style:style>
    <style:style style:name="T24" style:parent-style-name="Policepardéfaut" style:family="text">
      <style:text-properties fo:font-size="10pt" style:font-size-asian="10pt" style:font-size-complex="10pt"/>
    </style:style>
    <style:style style:name="T25" style:parent-style-name="Policepardéfaut" style:family="text">
      <style:text-properties fo:font-size="10pt" style:font-size-asian="10pt" style:font-size-complex="10pt"/>
    </style:style>
    <style:style style:name="T26" style:parent-style-name="Policepardéfaut" style:family="text">
      <style:text-properties fo:font-size="10pt" style:font-size-asian="10pt" style:font-size-complex="10pt"/>
    </style:style>
    <style:style style:name="T27" style:parent-style-name="Policepardéfaut" style:family="text">
      <style:text-properties fo:font-size="10pt" style:font-size-asian="10pt" style:font-size-complex="10pt"/>
    </style:style>
    <style:style style:name="T28" style:parent-style-name="Policepardéfaut" style:family="text">
      <style:text-properties fo:font-size="10pt" style:font-size-asian="10pt" style:font-size-complex="10pt"/>
    </style:style>
    <style:style style:name="T29" style:parent-style-name="Policepardéfaut" style:family="text">
      <style:text-properties fo:font-size="10pt" style:font-size-asian="10pt" style:font-size-complex="10pt"/>
    </style:style>
    <style:style style:name="T30" style:parent-style-name="Policepardéfaut" style:family="text">
      <style:text-properties fo:font-size="10pt" style:font-size-asian="10pt" style:font-size-complex="10pt"/>
    </style:style>
    <style:style style:name="T31" style:parent-style-name="Policepardéfaut" style:family="text">
      <style:text-properties fo:font-size="10pt" style:font-size-asian="10pt" style:font-size-complex="10pt"/>
    </style:style>
    <style:style style:name="T32" style:parent-style-name="Policepardéfaut" style:family="text">
      <style:text-properties fo:font-size="10pt" style:font-size-asian="10pt" style:font-size-complex="10pt"/>
    </style:style>
    <style:style style:name="T33" style:parent-style-name="Policepardéfaut" style:family="text">
      <style:text-properties fo:font-size="10pt" style:font-size-asian="10pt" style:font-size-complex="10pt"/>
    </style:style>
    <style:style style:name="T34" style:parent-style-name="Policepardéfaut" style:family="text">
      <style:text-properties fo:font-size="10pt" style:font-size-asian="10pt" style:font-size-complex="10pt"/>
    </style:style>
    <style:style style:name="T35" style:parent-style-name="Policepardéfaut" style:family="text">
      <style:text-properties fo:font-size="10pt" style:font-size-asian="10pt" style:font-size-complex="10pt"/>
    </style:style>
    <style:style style:name="T36" style:parent-style-name="Policepardéfaut" style:family="text">
      <style:text-properties fo:font-size="10pt" style:font-size-asian="10pt" style:font-size-complex="10pt"/>
    </style:style>
    <style:style style:name="T37" style:parent-style-name="Policepardéfaut" style:family="text">
      <style:text-properties fo:font-size="10pt" style:font-size-asian="10pt" style:font-size-complex="10pt"/>
    </style:style>
    <style:style style:name="T38" style:parent-style-name="Policepardéfaut" style:family="text">
      <style:text-properties fo:font-size="10pt" style:font-size-asian="10pt" style:font-size-complex="10pt"/>
    </style:style>
    <style:style style:name="T39" style:parent-style-name="Policepardéfaut" style:family="text">
      <style:text-properties fo:font-size="10pt" style:font-size-asian="10pt" style:font-size-complex="10pt"/>
    </style:style>
    <style:style style:name="T40" style:parent-style-name="Policepardéfaut" style:family="text">
      <style:text-properties fo:font-size="10pt" style:font-size-asian="10pt" style:font-size-complex="10pt"/>
    </style:style>
    <style:style style:name="T41" style:parent-style-name="Policepardéfaut" style:family="text">
      <style:text-properties fo:font-size="10pt" style:font-size-asian="10pt" style:font-size-complex="10pt"/>
    </style:style>
    <style:style style:name="T42" style:parent-style-name="Policepardéfaut" style:family="text">
      <style:text-properties fo:font-size="10pt" style:font-size-asian="10pt" style:font-size-complex="10pt"/>
    </style:style>
    <style:style style:name="T43" style:parent-style-name="Policepardéfaut" style:family="text">
      <style:text-properties fo:font-size="10pt" style:font-size-asian="10pt" style:font-size-complex="10pt"/>
    </style:style>
    <style:style style:name="T44" style:parent-style-name="Policepardéfaut" style:family="text">
      <style:text-properties fo:font-size="10pt" style:font-size-asian="10pt" style:font-size-complex="10pt"/>
    </style:style>
    <style:style style:name="T45" style:parent-style-name="Policepardéfaut" style:family="text">
      <style:text-properties fo:font-size="10pt" style:font-size-asian="10pt" style:font-size-complex="10pt"/>
    </style:style>
    <style:style style:name="T46" style:parent-style-name="Policepardéfaut" style:family="text">
      <style:text-properties fo:font-size="10pt" style:font-size-asian="10pt" style:font-size-complex="10pt"/>
    </style:style>
    <style:style style:name="T47" style:parent-style-name="Policepardéfaut" style:family="text">
      <style:text-properties fo:font-size="10pt" style:font-size-asian="10pt" style:font-size-complex="10pt"/>
    </style:style>
    <style:style style:name="T48" style:parent-style-name="Policepardéfaut" style:family="text">
      <style:text-properties fo:font-size="10pt" style:font-size-asian="10pt" style:font-size-complex="10pt"/>
    </style:style>
    <style:style style:name="T49" style:parent-style-name="Policepardéfaut" style:family="text">
      <style:text-properties fo:font-size="10pt" style:font-size-asian="10pt" style:font-size-complex="10pt"/>
    </style:style>
    <style:style style:name="T50" style:parent-style-name="Policepardéfaut" style:family="text">
      <style:text-properties fo:font-size="10pt" style:font-size-asian="10pt" style:font-size-complex="10pt"/>
    </style:style>
    <style:style style:name="T51" style:parent-style-name="Policepardéfaut" style:family="text">
      <style:text-properties fo:font-size="10pt" style:font-size-asian="10pt" style:font-size-complex="10pt"/>
    </style:style>
    <style:style style:name="T52" style:parent-style-name="Policepardéfaut" style:family="text">
      <style:text-properties fo:font-size="10pt" style:font-size-asian="10pt" style:font-size-complex="10pt"/>
    </style:style>
    <style:style style:name="T53" style:parent-style-name="Policepardéfaut" style:family="text">
      <style:text-properties fo:font-size="10pt" style:font-size-asian="10pt" style:font-size-complex="10pt"/>
    </style:style>
    <style:style style:name="T54" style:parent-style-name="Policepardéfaut" style:family="text">
      <style:text-properties fo:font-size="10pt" style:font-size-asian="10pt" style:font-size-complex="10pt"/>
    </style:style>
    <style:style style:name="T55" style:parent-style-name="Policepardéfaut" style:family="text">
      <style:text-properties fo:font-size="10pt" style:font-size-asian="10pt" style:font-size-complex="10pt"/>
    </style:style>
    <style:style style:name="T56" style:parent-style-name="Policepardéfaut" style:family="text">
      <style:text-properties fo:font-size="10pt" style:font-size-asian="10pt" style:font-size-complex="10pt"/>
    </style:style>
    <style:style style:name="T57" style:parent-style-name="Policepardéfaut" style:family="text">
      <style:text-properties fo:font-size="10pt" style:font-size-asian="10pt" style:font-size-complex="10pt"/>
    </style:style>
    <style:style style:name="T58" style:parent-style-name="Policepardéfaut" style:family="text">
      <style:text-properties fo:font-size="10pt" style:font-size-asian="10pt" style:font-size-complex="10pt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T60" style:parent-style-name="Policepardéfaut" style:family="text">
      <style:text-properties fo:font-size="10pt" style:font-size-asian="10pt" style:font-size-complex="10pt"/>
    </style:style>
    <style:style style:name="T61" style:parent-style-name="Policepardéfaut" style:family="text">
      <style:text-properties fo:font-size="10pt" style:font-size-asian="10pt" style:font-size-complex="10pt"/>
    </style:style>
    <style:style style:name="T62" style:parent-style-name="Policepardéfaut" style:family="text">
      <style:text-properties fo:font-size="10pt" style:font-size-asian="10pt" style:font-size-complex="10pt"/>
    </style:style>
    <style:style style:name="T63" style:parent-style-name="Policepardéfaut" style:family="text">
      <style:text-properties fo:font-size="10pt" style:font-size-asian="10pt" style:font-size-complex="10pt"/>
    </style:style>
    <style:style style:name="T64" style:parent-style-name="Policepardéfaut" style:family="text">
      <style:text-properties fo:font-size="10pt" style:font-size-asian="10pt" style:font-size-complex="10pt"/>
    </style:style>
    <style:style style:name="T65" style:parent-style-name="Policepardéfaut" style:family="text">
      <style:text-properties fo:font-size="10pt" style:font-size-asian="10pt" style:font-size-complex="10pt"/>
    </style:style>
    <style:style style:name="T66" style:parent-style-name="Policepardéfaut" style:family="text">
      <style:text-properties fo:font-size="10pt" style:font-size-asian="10pt" style:font-size-complex="10pt"/>
    </style:style>
    <style:style style:name="T67" style:parent-style-name="Policepardéfaut" style:family="text">
      <style:text-properties fo:font-size="10pt" style:font-size-asian="10pt" style:font-size-complex="10pt"/>
    </style:style>
    <style:style style:name="T68" style:parent-style-name="Policepardéfaut" style:family="text">
      <style:text-properties fo:font-size="10pt" style:font-size-asian="10pt" style:font-size-complex="10pt"/>
    </style:style>
    <style:style style:name="T69" style:parent-style-name="Policepardéfaut" style:family="text">
      <style:text-properties fo:font-size="10pt" style:font-size-asian="10pt" style:font-size-complex="10pt"/>
    </style:style>
    <style:style style:name="T70" style:parent-style-name="Policepardéfaut" style:family="text">
      <style:text-properties fo:font-size="10pt" style:font-size-asian="10pt" style:font-size-complex="10pt"/>
    </style:style>
    <style:style style:name="T71" style:parent-style-name="Policepardéfaut" style:family="text">
      <style:text-properties fo:font-size="10pt" style:font-size-asian="10pt" style:font-size-complex="10pt"/>
    </style:style>
    <style:style style:name="T72" style:parent-style-name="Policepardéfaut" style:family="text">
      <style:text-properties fo:font-size="10pt" style:font-size-asian="10pt" style:font-size-complex="10pt"/>
    </style:style>
    <style:style style:name="T73" style:parent-style-name="Policepardéfaut" style:family="text">
      <style:text-properties fo:font-size="10pt" style:font-size-asian="10pt" style:font-size-complex="10pt"/>
    </style:style>
    <style:style style:name="T74" style:parent-style-name="Policepardéfaut" style:family="text">
      <style:text-properties fo:font-size="10pt" style:font-size-asian="10pt" style:font-size-complex="10pt"/>
    </style:style>
    <style:style style:name="T75" style:parent-style-name="Policepardéfaut" style:family="text">
      <style:text-properties fo:font-size="10pt" style:font-size-asian="10pt" style:font-size-complex="10pt"/>
    </style:style>
    <style:style style:name="T76" style:parent-style-name="Policepardéfaut" style:family="text">
      <style:text-properties fo:font-size="10pt" style:font-size-asian="10pt" style:font-size-complex="10pt"/>
    </style:style>
    <style:style style:name="T77" style:parent-style-name="Policepardéfaut" style:family="text">
      <style:text-properties fo:font-size="10pt" style:font-size-asian="10pt" style:font-size-complex="10pt"/>
    </style:style>
    <style:style style:name="T78" style:parent-style-name="Policepardéfaut" style:family="text">
      <style:text-properties fo:font-size="10pt" style:font-size-asian="10pt" style:font-size-complex="10pt"/>
    </style:style>
    <style:style style:name="T79" style:parent-style-name="Policepardéfaut" style:family="text">
      <style:text-properties fo:font-size="10pt" style:font-size-asian="10pt" style:font-size-complex="10pt"/>
    </style:style>
    <style:style style:name="T80" style:parent-style-name="Policepardéfaut" style:family="text">
      <style:text-properties fo:font-size="10pt" style:font-size-asian="10pt" style:font-size-complex="10pt"/>
    </style:style>
    <style:style style:name="T81" style:parent-style-name="Policepardéfaut" style:family="text">
      <style:text-properties fo:font-size="10pt" style:font-size-asian="10pt" style:font-size-complex="10pt"/>
    </style:style>
    <style:style style:name="T82" style:parent-style-name="Policepardéfaut" style:family="text">
      <style:text-properties fo:font-size="10pt" style:font-size-asian="10pt" style:font-size-complex="10pt"/>
    </style:style>
    <style:style style:name="T83" style:parent-style-name="Policepardéfaut" style:family="text">
      <style:text-properties fo:font-size="10pt" style:font-size-asian="10pt" style:font-size-complex="10pt"/>
    </style:style>
    <style:style style:name="T84" style:parent-style-name="Policepardéfaut" style:family="text">
      <style:text-properties fo:font-size="10pt" style:font-size-asian="10pt" style:font-size-complex="10pt"/>
    </style:style>
    <style:style style:name="T85" style:parent-style-name="Policepardéfaut" style:family="text">
      <style:text-properties fo:font-size="10pt" style:font-size-asian="10pt" style:font-size-complex="10pt"/>
    </style:style>
    <style:style style:name="T86" style:parent-style-name="Policepardéfaut" style:family="text">
      <style:text-properties fo:font-size="10pt" style:font-size-asian="10pt" style:font-size-complex="10pt"/>
    </style:style>
    <style:style style:name="T87" style:parent-style-name="Policepardéfaut" style:family="text">
      <style:text-properties fo:font-size="10pt" style:font-size-asian="10pt" style:font-size-complex="10pt"/>
    </style:style>
    <style:style style:name="T88" style:parent-style-name="Policepardéfaut" style:family="text">
      <style:text-properties fo:font-size="10pt" style:font-size-asian="10pt" style:font-size-complex="10pt"/>
    </style:style>
    <style:style style:name="T89" style:parent-style-name="Policepardéfaut" style:family="text">
      <style:text-properties fo:font-size="10pt" style:font-size-asian="10pt" style:font-size-complex="10pt"/>
    </style:style>
    <style:style style:name="T90" style:parent-style-name="Policepardéfaut" style:family="text">
      <style:text-properties fo:font-size="10pt" style:font-size-asian="10pt" style:font-size-complex="10pt"/>
    </style:style>
    <style:style style:name="T91" style:parent-style-name="Policepardéfaut" style:family="text">
      <style:text-properties fo:font-size="10pt" style:font-size-asian="10pt" style:font-size-complex="10pt"/>
    </style:style>
    <style:style style:name="T92" style:parent-style-name="Policepardéfaut" style:family="text">
      <style:text-properties fo:font-size="10pt" style:font-size-asian="10pt" style:font-size-complex="10pt"/>
    </style:style>
    <style:style style:name="T93" style:parent-style-name="Policepardéfaut" style:family="text">
      <style:text-properties fo:font-size="10pt" style:font-size-asian="10pt" style:font-size-complex="10pt"/>
    </style:style>
    <style:style style:name="T94" style:parent-style-name="Policepardéfaut" style:family="text">
      <style:text-properties fo:font-size="10pt" style:font-size-asian="10pt" style:font-size-complex="10pt"/>
    </style:style>
    <style:style style:name="T95" style:parent-style-name="Policepardéfaut" style:family="text">
      <style:text-properties fo:font-size="10pt" style:font-size-asian="10pt" style:font-size-complex="10pt"/>
    </style:style>
    <style:style style:name="T96" style:parent-style-name="Policepardéfaut" style:family="text">
      <style:text-properties fo:font-size="10pt" style:font-size-asian="10pt" style:font-size-complex="10pt"/>
    </style:style>
    <style:style style:name="T97" style:parent-style-name="Policepardéfaut" style:family="text">
      <style:text-properties fo:font-size="10pt" style:font-size-asian="10pt" style:font-size-complex="10pt"/>
    </style:style>
    <style:style style:name="T98" style:parent-style-name="Policepardéfaut" style:family="text">
      <style:text-properties fo:font-size="10pt" style:font-size-asian="10pt" style:font-size-complex="10pt"/>
    </style:style>
    <style:style style:name="T99" style:parent-style-name="Policepardéfaut" style:family="text">
      <style:text-properties fo:font-size="10pt" style:font-size-asian="10pt" style:font-size-complex="10pt"/>
    </style:style>
    <style:style style:name="T100" style:parent-style-name="Policepardéfaut" style:family="text">
      <style:text-properties fo:font-size="10pt" style:font-size-asian="10pt" style:font-size-complex="10pt"/>
    </style:style>
    <style:style style:name="T101" style:parent-style-name="Policepardéfaut" style:family="text">
      <style:text-properties fo:font-size="10pt" style:font-size-asian="10pt" style:font-size-complex="10pt"/>
    </style:style>
    <style:style style:name="T102" style:parent-style-name="Policepardéfaut" style:family="text">
      <style:text-properties fo:font-size="10pt" style:font-size-asian="10pt" style:font-size-complex="10pt"/>
    </style:style>
    <style:style style:name="T103" style:parent-style-name="Policepardéfaut" style:family="text">
      <style:text-properties fo:font-size="10pt" style:font-size-asian="10pt" style:font-size-complex="10pt"/>
    </style:style>
    <style:style style:name="T104" style:parent-style-name="Policepardéfaut" style:family="text">
      <style:text-properties fo:font-size="10pt" style:font-size-asian="10pt" style:font-size-complex="10pt"/>
    </style:style>
    <style:style style:name="T105" style:parent-style-name="Policepardéfaut" style:family="text">
      <style:text-properties fo:font-size="10pt" style:font-size-asian="10pt" style:font-size-complex="10pt"/>
    </style:style>
    <style:style style:name="T106" style:parent-style-name="Policepardéfaut" style:family="text">
      <style:text-properties fo:font-size="10pt" style:font-size-asian="10pt" style:font-size-complex="10pt"/>
    </style:style>
    <style:style style:name="T107" style:parent-style-name="Policepardéfaut" style:family="text">
      <style:text-properties fo:font-size="10pt" style:font-size-asian="10pt" style:font-size-complex="10pt"/>
    </style:style>
    <style:style style:name="T108" style:parent-style-name="Policepardéfaut" style:family="text">
      <style:text-properties fo:font-size="10pt" style:font-size-asian="10pt" style:font-size-complex="10pt"/>
    </style:style>
    <style:style style:name="T109" style:parent-style-name="Policepardéfaut" style:family="text">
      <style:text-properties fo:font-size="10pt" style:font-size-asian="10pt" style:font-size-complex="10pt"/>
    </style:style>
    <style:style style:name="T110" style:parent-style-name="Policepardéfaut" style:family="text">
      <style:text-properties fo:font-size="10pt" style:font-size-asian="10pt" style:font-size-complex="10pt"/>
    </style:style>
    <style:style style:name="T111" style:parent-style-name="Policepardéfaut" style:family="text">
      <style:text-properties fo:font-size="10pt" style:font-size-asian="10pt" style:font-size-complex="10pt"/>
    </style:style>
    <style:style style:name="T112" style:parent-style-name="Policepardéfaut" style:family="text">
      <style:text-properties fo:font-size="10pt" style:font-size-asian="10pt" style:font-size-complex="10pt"/>
    </style:style>
    <style:style style:name="P113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Le Berre<text:tab/><text:span text:style-name="T3">Module M2101</text:span><text:tab/>Université de Bretagne Sud<text:tab/></text:p>
      <text:p text:style-name="P4">Samuel<text:tab/><text:span text:style-name="T5">TP5 : Sous-programme</text:span><text:tab/>IUT de Vannes</text:p>
      <text:p text:style-name="P6">Groupe A2<text:tab/><text:span text:style-name="T7">09/03/17</text:span><text:tab/>DUT Info 1A<text:tab/></text:p>
      <text:p text:style-name="Standard"/>
      <text:h text:style-name="Titre1" text:outline-level="1">Exercice 1</text:h>
      <text:p text:style-name="Standard"/>
      <text:p text:style-name="P8">Réponse</text:p>
      <text:p text:style-name="Réponse"><text:span text:style-name="T9"><text:tab/>ORG 00</text:span></text:p>
      <text:p text:style-name="Réponse"><text:span text:style-name="T10"><text:tab/>CALL 20</text:span></text:p>
      <text:p text:style-name="Réponse"><text:span text:style-name="T11"><text:tab/>CALL 50</text:span></text:p>
      <text:p text:style-name="Réponse"/>
      <text:p text:style-name="Réponse"><text:span text:style-name="T12"><text:tab/>ORG 20</text:span></text:p>
      <text:p text:style-name="Réponse"><text:span text:style-name="T13"><text:tab/>MOV</text:span><text:span text:style-name="T14"><text:s/>CL, 0</text:span></text:p>
      <text:p text:style-name="Réponse"><text:span text:style-name="T15">BOUCLE:</text:span></text:p>
      <text:p text:style-name="Réponse"><text:span text:style-name="T16"><text:tab/>IN 0</text:span></text:p>
      <text:p text:style-name="Réponse"><text:span text:style-name="T17"><text:tab/>CMP AL, 0D</text:span></text:p>
      <text:p text:style-name="Réponse"><text:span text:style-name="T18"><text:tab/>JZ FIN</text:span></text:p>
      <text:p text:style-name="Réponse"><text:span text:style-name="T19"><text:tab/>AND AL, CF</text:span></text:p>
      <text:p text:style-name="Réponse"><text:span text:style-name="T20"><text:tab/>MUL CL, A</text:span></text:p>
      <text:p text:style-name="Réponse"><text:span text:style-name="T21"><text:tab/>ADD CL, AL</text:span></text:p>
      <text:p text:style-name="Réponse"><text:span text:style-name="T22"><text:tab/>JMP BOUCLE</text:span></text:p>
      <text:p text:style-name="Réponse"><text:span text:style-name="T23">FIN:<text:s/></text:span><text:span text:style-name="T24"><text:tab/></text:span></text:p>
      <text:p text:style-name="Réponse"><text:span text:style-name="T25"><text:tab/>PUSH CL</text:span></text:p>
      <text:p text:style-name="Réponse"><text:span text:style-name="T26"><text:tab/>POP AL</text:span></text:p>
      <text:p text:style-name="Réponse"><text:span text:style-name="T27"><text:tab/>RET</text:span></text:p>
      <text:p text:style-name="Réponse"/>
      <text:p text:style-name="Réponse"><text:span text:style-name="T28"><text:tab/>ORG 50</text:span></text:p>
      <text:p text:style-name="Réponse"><text:span text:style-name="T29">SUITE:<text:s/></text:span><text:span text:style-name="T30"><text:tab/></text:span></text:p>
      <text:p text:style-name="Réponse"><text:span text:style-name="T31"><text:tab/>MOV BL, 0</text:span></text:p>
      <text:p text:style-name="Réponse"><text:span text:style-name="T32"><text:tab/>PUSH BL</text:span></text:p>
      <text:p text:style-name="Réponse"><text:span text:style-name="T33">AFFICHE:<text:s/></text:span><text:span text:style-name="T34"><text:tab/></text:span></text:p>
      <text:p text:style-name="Réponse"><text:span text:style-name="T35"><text:tab/>PUSH AL</text:span></text:p>
      <text:p text:style-name="Réponse"><text:span text:style-name="T36"><text:tab/>POP BL</text:span></text:p>
      <text:p text:style-name="Réponse"><text:span text:style-name="T37"><text:tab/>MOD AL, A</text:span></text:p>
      <text:p text:style-name="Réponse"><text:span text:style-name="T38"><text:tab/>OR AL, 30</text:span></text:p>
      <text:p text:style-name="Réponse"><text:span text:style-name="T39"><text:tab/>PUSH AL</text:span></text:p>
      <text:p text:style-name="Réponse"><text:span text:style-name="T40"><text:tab/>PUSH BL</text:span></text:p>
      <text:p text:style-name="Réponse"><text:span text:style-name="T41"><text:tab/>POP AL</text:span></text:p>
      <text:p text:style-name="Réponse"><text:span text:style-name="T42"><text:tab/>DIV AL, A</text:span></text:p>
      <text:p text:style-name="Réponse"><text:span text:style-name="T43"><text:tab/>CMP AL, 0</text:span></text:p>
      <text:p text:style-name="Réponse"><text:span text:style-name="T44"><text:tab/></text:span><text:span text:style-name="T45">JNZ AFFICHE</text:span></text:p>
      <text:p text:style-name="Réponse"><text:span text:style-name="T46"><text:tab/>MOV BL, C0</text:span></text:p>
      <text:p text:style-name="Réponse"><text:span text:style-name="T47">LIRE:<text:s/></text:span><text:span text:style-name="T48"><text:tab/></text:span></text:p>
      <text:p text:style-name="Réponse"><text:span text:style-name="T49"><text:tab/>POP AL</text:span></text:p>
      <text:p text:style-name="Réponse"><text:span text:style-name="T50"><text:tab/>CMP AL, 0</text:span></text:p>
      <text:p text:style-name="Réponse"><text:span text:style-name="T51"><text:tab/>JZ FIN2</text:span></text:p>
      <text:p text:style-name="Réponse"><text:span text:style-name="T52"><text:tab/>MOV [BL], AL</text:span></text:p>
      <text:p text:style-name="Réponse"><text:span text:style-name="T53"><text:tab/>INC BL</text:span></text:p>
      <text:p text:style-name="Réponse"><text:span text:style-name="T54"><text:tab/>JMP LIRE</text:span></text:p>
      <text:p text:style-name="Réponse"><text:span text:style-name="T55">FIN2:<text:s/></text:span><text:span text:style-name="T56"><text:tab/></text:span></text:p>
      <text:p text:style-name="Réponse"><text:span text:style-name="T57"><text:tab/>RET</text:span></text:p>
      <text:p text:style-name="Réponse"><text:span text:style-name="T58"><text:tab/>END</text:span></text:p>
      <text:p text:style-name="Standard"/>
      <text:p text:style-name="Standard"/>
      <text:p text:style-name="Standard"/>
      <text:h text:style-name="Titre1" text:outline-level="1">Exercice 2</text:h>
      <text:p text:style-name="Standard"/>
      <text:p text:style-name="P59">Réponse</text:p>
      <text:p text:style-name="Réponse"><text:tab/><text:span text:style-name="T60">ORG 20</text:span></text:p>
      <text:p text:style-name="Réponse"><text:span text:style-name="T61"><text:tab/>POP DL</text:span></text:p>
      <text:p text:style-name="Réponse"><text:span text:style-name="T62"><text:tab/>MOV CL, 0</text:span></text:p>
      <text:p text:style-name="Réponse"><text:span text:style-name="T63">BOUCLE:</text:span></text:p>
      <text:p text:style-name="Réponse"><text:span text:style-name="T64"><text:tab/>IN 0</text:span></text:p>
      <text:p text:style-name="Réponse"><text:span text:style-name="T65"><text:tab/>CMP AL, 0D</text:span></text:p>
      <text:p text:style-name="Réponse"><text:span text:style-name="T66"><text:tab/>JZ FIN</text:span></text:p>
      <text:p text:style-name="Réponse"><text:span text:style-name="T67"><text:tab/>AND AL, CF</text:span></text:p>
      <text:p text:style-name="Réponse"><text:span text:style-name="T68"><text:tab/>MUL CL, A</text:span></text:p>
      <text:p text:style-name="Réponse"><text:span text:style-name="T69"><text:tab/>ADD CL, AL</text:span></text:p>
      <text:p text:style-name="Réponse"><text:span text:style-name="T70"><text:tab/>JMP BOUCLE</text:span></text:p>
      <text:p text:style-name="Réponse"><text:span text:style-name="T71">FIN:<text:s/></text:span><text:span text:style-name="T72"><text:tab/></text:span></text:p>
      <text:p text:style-name="Réponse"><text:span text:style-name="T73"><text:tab/>PUSH<text:s/></text:span><text:span text:style-name="T74">CL</text:span></text:p>
      <text:p text:style-name="Réponse"><text:span text:style-name="T75"><text:tab/>PUSH DL</text:span></text:p>
      <text:p text:style-name="Réponse"><text:span text:style-name="T76"><text:tab/>RET</text:span></text:p>
      <text:p text:style-name="Réponse"/>
      <text:p text:style-name="Réponse"><text:span text:style-name="T77"><text:tab/>ORG 50</text:span></text:p>
      <text:p text:style-name="Réponse"><text:span text:style-name="T78"><text:tab/>POP DL</text:span></text:p>
      <text:p text:style-name="Réponse"><text:span text:style-name="T79"><text:tab/>POP AL</text:span></text:p>
      <text:p text:style-name="Réponse"><text:span text:style-name="T80">SUITE:<text:s/></text:span><text:span text:style-name="T81"><text:tab/></text:span></text:p>
      <text:p text:style-name="Réponse"><text:span text:style-name="T82"><text:tab/>MOV BL, 0</text:span></text:p>
      <text:p text:style-name="Réponse"><text:span text:style-name="T83"><text:tab/>PUSH BL</text:span></text:p>
      <text:p text:style-name="Réponse"><text:span text:style-name="T84">AFFICHE:<text:s/></text:span><text:span text:style-name="T85"><text:tab/></text:span></text:p>
      <text:p text:style-name="Réponse"><text:span text:style-name="T86"><text:tab/>PUSH AL</text:span></text:p>
      <text:p text:style-name="Réponse"><text:span text:style-name="T87"><text:tab/>POP BL</text:span></text:p>
      <text:p text:style-name="Réponse"><text:span text:style-name="T88"><text:tab/>MOD AL, A</text:span></text:p>
      <text:p text:style-name="Réponse"><text:span text:style-name="T89"><text:tab/>OR AL, 30</text:span></text:p>
      <text:p text:style-name="Réponse"><text:span text:style-name="T90"><text:tab/>PUSH AL</text:span></text:p>
      <text:p text:style-name="Réponse"><text:span text:style-name="T91"><text:tab/>PUSH BL</text:span></text:p>
      <text:p text:style-name="Réponse"><text:span text:style-name="T92"><text:tab/>POP AL</text:span></text:p>
      <text:p text:style-name="Réponse"><text:span text:style-name="T93"><text:tab/>DIV AL, A</text:span></text:p>
      <text:p text:style-name="Réponse"><text:span text:style-name="T94"><text:tab/>CMP AL, 0</text:span></text:p>
      <text:p text:style-name="Réponse"><text:span text:style-name="T95"><text:tab/>JNZ AFFICHE</text:span></text:p>
      <text:p text:style-name="Réponse"><text:span text:style-name="T96"><text:tab/>MOV BL, C0</text:span></text:p>
      <text:p text:style-name="Réponse"><text:span text:style-name="T97">LIRE:<text:s/></text:span><text:span text:style-name="T98"><text:tab/></text:span></text:p>
      <text:p text:style-name="Réponse"><text:span text:style-name="T99"><text:tab/>POP AL</text:span></text:p>
      <text:p text:style-name="Réponse"><text:span text:style-name="T100"><text:tab/>CMP AL, 0</text:span></text:p>
      <text:p text:style-name="Réponse"><text:span text:style-name="T101"><text:tab/>JZ FIN2</text:span></text:p>
      <text:p text:style-name="Réponse"><text:span text:style-name="T102"><text:tab/>MOV [BL], AL</text:span></text:p>
      <text:p text:style-name="Réponse"><text:span text:style-name="T103"><text:tab/>INC BL</text:span></text:p>
      <text:p text:style-name="Réponse"><text:span text:style-name="T104"><text:tab/></text:span><text:span text:style-name="T105">JMP LIRE</text:span></text:p>
      <text:p text:style-name="Réponse"/>
      <text:p text:style-name="Réponse"><text:span text:style-name="T106">FIN2:<text:s/></text:span><text:span text:style-name="T107"><text:tab/></text:span></text:p>
      <text:p text:style-name="Réponse"><text:span text:style-name="T108"><text:tab/>RET</text:span></text:p>
      <text:p text:style-name="Réponse"/>
      <text:p text:style-name="Réponse"><text:span text:style-name="T109"><text:tab/>ORG 00</text:span></text:p>
      <text:p text:style-name="Réponse"><text:span text:style-name="T110"><text:tab/>CALL 20</text:span></text:p>
      <text:p text:style-name="Réponse"><text:span text:style-name="T111"><text:tab/>CALL 50</text:span></text:p>
      <text:p text:style-name="Réponse"><text:span text:style-name="T112"><text:tab/>END</text:span></text:p>
      <text:p text:style-name="Standard"/>
      <text:p text:style-name="Standard"/>
      <text:p text:style-name="Standard"/>
      <text:p text:style-name="Standard"/>
      <text:p text:style-name="Standard"/>
      <text:h text:style-name="Titre1" text:outline-level="1">Exercice 3</text:h>
      <text:p text:style-name="Standard"/>
      <text:p text:style-name="P113">Réponse</text:p>
      <text:p text:style-name="Réponse1"><text:tab/>CLO<text:s/></text:p>
      <text:p text:style-name="Réponse1"><text:tab/>ORG 20<text:s/></text:p>
      <text:p text:style-name="Réponse1"><text:tab/>POP DL<text:s/></text:p>
      <text:p text:style-name="Réponse1"><text:tab/>MOV CL, 0<text:s/></text:p>
      <text:p text:style-name="Réponse1"><text:tab/>PUSH BL<text:s/></text:p>
      <text:p text:style-name="Réponse1">BOUCLE:<text:s/></text:p>
      <text:p text:style-name="Réponse1"><text:tab/>IN 0<text:s/></text:p>
      <text:p text:style-name="Réponse1"><text:tab/>CMP AL, 0D<text:s/></text:p>
      <text:p text:style-name="Réponse1"><text:tab/>JZ FIN<text:s/></text:p>
      <text:p text:style-name="Réponse1"><text:tab/>AND AL, CF<text:s/></text:p>
      <text:p text:style-name="Réponse1"><text:tab/>MUL CL, A<text:s/></text:p>
      <text:p text:style-name="Réponse1"><text:tab/>ADD CL, AL<text:s/></text:p>
      <text:p text:style-name="Réponse1"><text:tab/>JMP BOUCLE</text:p>
      <text:p text:style-name="Réponse1">FIN:<text:s/></text:p>
      <text:p text:style-name="Réponse1"><text:tab/>PUSH CL<text:s/></text:p>
      <text:p text:style-name="Réponse1"><text:tab/>PUSH DL<text:s/></text:p>
      <text:p text:style-name="Réponse1"><text:tab/>RET<text:s/></text:p>
      <text:p text:style-name="Réponse1"><text:tab/>ORG 50<text:s/></text:p>
      <text:p text:style-name="Réponse1">SUITE:<text:s/></text:p>
      <text:p text:style-name="Réponse1"><text:tab/>POP DL<text:s/></text:p>
      <text:p text:style-name="Réponse1"><text:tab/>POP AL</text:p>
      <text:p text:style-name="Réponse1">AFFICHE:<text:s/></text:p>
      <text:p text:style-name="Réponse1"><text:tab/>PUSH AL<text:s/></text:p>
      <text:p text:style-name="Réponse1"><text:tab/>POP BL<text:s/></text:p>
      <text:p text:style-name="Réponse1"><text:tab/>MOD AL, A<text:s/></text:p>
      <text:p text:style-name="Réponse1"><text:tab/>OR AL, 30<text:s/></text:p>
      <text:p text:style-name="Réponse1"><text:tab/>PUSH AL<text:s/></text:p>
      <text:p text:style-name="Réponse1"><text:tab/>PUSH BL<text:s/></text:p>
      <text:p text:style-name="Réponse1"><text:tab/>POP AL<text:s/></text:p>
      <text:p text:style-name="Réponse1"><text:tab/>DIV AL, A<text:s/></text:p>
      <text:p text:style-name="Réponse1"><text:tab/>CMP AL, 0<text:s/></text:p>
      <text:p text:style-name="Réponse1"><text:tab/>JNZ AFFICHE<text:s/></text:p>
      <text:p text:style-name="Réponse1"><text:tab/>MOV BL, C0<text:s/></text:p>
      <text:p text:style-name="Réponse1">LIRE:<text:s/></text:p>
      <text:p text:style-name="Réponse1"><text:tab/>POP AL<text:s/></text:p>
      <text:p text:style-name="Réponse1"><text:tab/>CMP AL, 0<text:s/></text:p>
      <text:p text:style-name="Réponse1"><text:tab/>JZ FIN2<text:s/></text:p>
      <text:p text:style-name="Réponse1"><text:tab/>MOV [BL], AL<text:s/></text:p>
      <text:p text:style-name="Réponse1"><text:tab/>INC BL<text:s/></text:p>
      <text:p text:style-name="Réponse1"><text:tab/>JMP LIRE<text:s/></text:p>
      <text:p text:style-name="Réponse1">FIN2:<text:s/></text:p>
      <text:p text:style-name="Réponse1"><text:tab/>PUSH DL<text:s/></text:p>
      <text:p text:style-name="Réponse1"><text:tab/>RET<text:s/></text:p>
      <text:p text:style-name="Réponse1"><text:tab/>ORG 01<text:s/></text:p>
      <text:p text:style-name="Réponse1"><text:tab/>CALL 20<text:s/></text:p>
      <text:p text:style-name="Réponse1"><text:tab/>CALL 50<text:s/></text:p>
      <text:p text:style-name="Réponse1"><text:tab/>END</text:p>
      <text:p text:style-name="Réponse1"/>
      <text:h text:style-name="Titre1" text:outline-level="1">Exercice 3</text:h>
      <text:p text:style-name="Réponse1"><text:tab/>CLO<text:s/></text:p>
      <text:p text:style-name="Réponse1"><text:tab/>ORG 20<text:s/></text:p>
      <text:p text:style-name="Réponse1"><text:tab/>MOV CL,0<text:s/></text:p>
      <text:p text:style-name="Réponse1">BOUCLE:<text:s/></text:p>
      <text:p text:style-name="Réponse1"><text:tab/>IN 0<text:s/></text:p>
      <text:p text:style-name="Réponse1"><text:tab/>CMP AL,0D<text:s/></text:p>
      <text:p text:style-name="Réponse1"><text:tab/>JZ FIN<text:s/></text:p>
      <text:p text:style-name="Réponse1"><text:tab/>AND AL,CF<text:s/></text:p>
      <text:p text:style-name="Réponse1"><text:tab/>MUL CL,A<text:s/></text:p>
      <text:p text:style-name="Réponse1"><text:tab/>ADD CL,AL<text:s/></text:p>
      <text:p text:style-name="Réponse1"><text:tab/>JMP BOUCLE</text:p>
      <text:p text:style-name="Réponse1">FIN:<text:s/></text:p>
      <text:p text:style-name="Réponse1"><text:tab/>PUSH CL<text:s/></text:p>
      <text:p text:style-name="Réponse1"><text:tab/>POP AL<text:s/></text:p>
      <text:p text:style-name="Réponse1"><text:tab/>RET<text:s/></text:p>
      <text:p text:style-name="Réponse1">;-------------------CALCUL PGCD---------------------<text:s/></text:p>
      <text:p text:style-name="Réponse1"><text:tab/>ORG 40<text:s/></text:p>
      <text:p text:style-name="Réponse1">WHILE:<text:s/></text:p>
      <text:p text:style-name="Réponse1"><text:tab/>CMP AL,BL ;Condition de sortie<text:s/></text:p>
      <text:p text:style-name="Réponse1"><text:tab/>JZ ENDWHILE ; Si AL != BL<text:s/></text:p>
      <text:p text:style-name="Réponse1"><text:tab/>JS INF ; Jump sans inf si A est &lt; à B<text:s/></text:p>
      <text:p text:style-name="Réponse1"><text:tab/>Sup: SUB AL, BL ; A := A - B<text:s/></text:p>
      <text:p text:style-name="Réponse1"><text:tab/>JMP WHILE<text:s/></text:p>
      <text:p text:style-name="Réponse1"><text:tab/>Inf:<text:s/></text:p>
      <text:p text:style-name="Réponse1"><text:tab/>SUB BL, AL ; B := B - A<text:s/></text:p>
      <text:p text:style-name="Réponse1"><text:tab/>JMP WHILE<text:s/></text:p>
      <text:p text:style-name="Réponse1">ENDWHILE:<text:s/></text:p>
      <text:p text:style-name="Réponse1"><text:tab/>PUSH AL<text:s/></text:p>
      <text:p text:style-name="Réponse1"><text:tab/>POP CL<text:s/></text:p>
      <text:p text:style-name="Réponse1"><text:tab/>RET<text:s/></text:p>
      <text:p text:style-name="Réponse1">;-------------------FIN PGCD ----------------------<text:s/></text:p>
      <text:p text:style-name="Réponse1"><text:tab/>ORG 60<text:s/></text:p>
      <text:p text:style-name="Réponse1">SUITE:<text:s/></text:p>
      <text:p text:style-name="Réponse1"><text:tab/>MOV BL,0<text:s/></text:p>
      <text:p text:style-name="Réponse1"><text:tab/>PUSH BL<text:s/></text:p>
      <text:p text:style-name="Réponse1">AFFICHE:<text:s/></text:p>
      <text:p text:style-name="Réponse1"><text:tab/>PUSH AL ; BL := AL<text:s/></text:p>
      <text:p text:style-name="Réponse1"><text:tab/>POP BL<text:s/></text:p>
      <text:p text:style-name="Réponse1"><text:tab/>MOD AL,A ; obtenir unité<text:s/></text:p>
      <text:p text:style-name="Réponse1"><text:tab/>OR AL,30 ; Transforme unité en ASCII PUSH AL ; Garde ASCII PUSH BL POP AL ; met AL = à BL<text:s/></text:p>
      <text:p text:style-name="Réponse1"><text:tab/>DIV AL,A<text:s/></text:p>
      <text:p text:style-name="Réponse1"><text:tab/>CMP AL,0<text:s/></text:p>
      <text:p text:style-name="Réponse1"><text:tab/>JNZ AFFICHE<text:s/></text:p>
      <text:p text:style-name="Réponse1"><text:tab/>MOV BL,C0<text:s/></text:p>
      <text:p text:style-name="Réponse1">LIRE:<text:s/></text:p>
      <text:p text:style-name="Réponse1"><text:tab/>POP AL<text:s/></text:p>
      <text:p text:style-name="Réponse1"><text:tab/>CMP AL,0<text:s/></text:p>
      <text:p text:style-name="Réponse1"><text:tab/>JZ FIN2<text:s/></text:p>
      <text:p text:style-name="Réponse1"><text:tab/>MOV [BL],AL<text:s/></text:p>
      <text:p text:style-name="Réponse1"><text:tab/>INC BL<text:s/></text:p>
      <text:p text:style-name="Réponse1"><text:tab/>JMP LIRE</text:p>
      <text:p text:style-name="Réponse1">FIN2:<text:s/></text:p>
      <text:p text:style-name="Réponse1"><text:tab/>RET<text:s/></text:p>
      <text:p text:style-name="Réponse1"><text:tab/>ORG 01<text:s/></text:p>
      <text:p text:style-name="Réponse1"><text:tab/>CALL 20<text:s/></text:p>
      <text:p text:style-name="Réponse1"><text:tab/>PUSH AL<text:s/></text:p>
      <text:p text:style-name="Réponse1"><text:tab/>CALL 20<text:s/></text:p>
      <text:p text:style-name="Réponse1"><text:tab/>PUSH AL<text:s/></text:p>
      <text:p text:style-name="Réponse1"><text:tab/>POP BL<text:s/></text:p>
      <text:p text:style-name="Réponse1"><text:tab/>POP AL<text:s/></text:p>
      <text:p text:style-name="Réponse1"><text:tab/>CALL 40<text:s/></text:p>
      <text:p text:style-name="Réponse1"><text:tab/>CALL 60<text:s/></text:p>
      <text:p text:style-name="Réponse1"><text:tab/>EN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éponse" style:display-name="Réponse" style:family="paragraph" style:parent-style-name="Standard">
      <style:paragraph-properties fo:border="0.0034in solid #000000" fo:padding="0.0138in" style:shadow="none" fo:text-align="justify"/>
      <style:text-properties fo:font-size="10.5pt" style:font-size-asian="10.5pt" fo:hyphenate="false"/>
    </style:style>
    <style:style style:name="Code" style:display-name="Code" style:family="paragraph" style:parent-style-name="Standard">
      <style:paragraph-properties fo:border="0.0034in solid #000000" fo:padding="0.0138in" style:shadow="none" fo:background-color="#E6E6FF"/>
      <style:text-properties style:font-name="Courier 10 Pitch" style:font-name-asian="Courier 10 Pitch" style:font-name-complex="Courier 10 Pitch" fo:font-size="10.5pt" style:font-size-asian="10.5pt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éponse1" style:display-name="Réponse1" style:family="paragraph" style:parent-style-name="Standard">
      <style:paragraph-properties fo:border="0.0069in solid #000000" fo:padding-top="0.0138in" fo:padding-left="0.0555in" fo:padding-bottom="0.0138in" fo:padding-right="0.0555in" style:shadow="none"/>
      <style:text-properties fo:font-size="10pt" style:font-size-asian="10pt" style:font-size-complex="10pt" fo:hyphenate="false"/>
    </style:style>
    <style:style style:name="StandardCar" style:display-name="Standard Car" style:family="text" style:parent-style-name="Policepardéfaut"/>
    <style:style style:name="Réponse1Car" style:display-name="Réponse1 Car" style:family="text" style:parent-style-name="StandardCar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am </meta:initial-creator>
    <dc:creator>EofficeEbB2</dc:creator>
    <meta:creation-date>2014-09-08T15:17:00Z</meta:creation-date>
    <dc:date>2017-03-12T21:53:00Z</dc:date>
    <meta:print-date>2017-03-12T21:34:00Z</meta:print-date>
    <meta:template xlink:href="Normal" xlink:type="simple"/>
    <meta:editing-cycles>8</meta:editing-cycles>
    <meta:editing-duration>PT6240S</meta:editing-duration>
    <meta:document-statistic meta:page-count="1" meta:paragraph-count="4" meta:word-count="370" meta:character-count="2406" meta:row-count="17" meta:non-whitespace-character-count="2040"/>
  </office:meta>
</office:document-meta>
</file>